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1704e8"/>
    </style:style>
    <style:style style:name="P4" style:family="paragraph" style:parent-style-name="Table_20_Contents">
      <style:text-properties officeooo:paragraph-rsid="001704e8"/>
    </style:style>
    <style:style style:name="P5" style:family="paragraph" style:parent-style-name="Table_20_Contents">
      <style:text-properties officeooo:paragraph-rsid="0019b7e0"/>
    </style:style>
    <style:style style:name="P6" style:family="paragraph" style:parent-style-name="Table_20_Contents">
      <style:text-properties officeooo:paragraph-rsid="001d48dd"/>
    </style:style>
    <style:style style:name="P7" style:family="paragraph" style:parent-style-name="Azione_20_sistema">
      <style:text-properties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style:style style:name="T6" style:family="text">
      <style:text-properties officeooo:rsid="001f36c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5">Fallimento </text:span><text:span text:style-name="T6">softwa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Utente gener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6">Il software presenta errori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54359" text:style-name="Numerazione_20_UC">
              <text:list-header>
                <text:p text:style-name="Azione_20_attore"/>
              </text:list-header>
              <text:list-item>
                <text:p text:style-name="P7"><text:span text:style-name="T1"><text:s/>Il sistema </text:span><text:span text:style-name="T3">mostra </text:span><text:span text:style-name="T5">una schermata </text:span><text:span text:style-name="T6">di errore</text:span><text:span text:style-name="T5"> dove indica che </text:span><text:span text:style-name="T6">il sistema software</text:span><text:span text:style-name="T5"> del server è </text:span><text:span text:style-name="T6">inutilizzabile causa un errore nel codice</text:span><text:span text:style-name="T5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/></text:p>
          </table:table-cell>
        </table:table-row>
      </table:table>
      <text:p text:style-name="P3"><text:span text:style-name="T1">UC_A_</text:span><text:span text:style-name="T6">60</text:span><text:span text:style-name="T4"> </text:span><text:span text:style-name="T6">Sistema non agibile per cause softwar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3</meta:editing-cycles>
    <meta:generator>LibreOffice/3.6$Windows_x86 LibreOffice_project/da8c1e6-fd468f4-454e206-f42a4a9-143cfd</meta:generator>
    <dc:date>2012-11-03T19:34:59.27</dc:date>
    <meta:document-statistic meta:table-count="1" meta:image-count="0" meta:object-count="0" meta:page-count="1" meta:paragraph-count="16" meta:word-count="63" meta:character-count="415" meta:non-whitespace-character-count="368"/>
  </office:meta>
</office:document-meta>
</file>